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2pt" style:font-size-asian="12pt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800000" style:text-position="0% 100%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ize="10pt" fo:font-style="italic" fo:font-weight="bold" style:font-size-asian="10pt" style:font-style-asian="italic" style:font-weight-asian="bold" style:font-size-complex="10pt"/>
    </style:style>
    <style:style style:name="T3" style:family="text">
      <style:text-properties fo:color="#000000" fo:font-style="italic" fo:font-weight="bold" style:font-style-asian="italic" style:font-weight-asian="bold"/>
    </style:style>
    <style:style style:name="T4" style:family="text">
      <style:text-properties fo:color="#000000" fo:font-style="italic" style:font-style-asian="italic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800000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fo:color="#800000" style:text-position="-33% 58%" fo:font-weight="bold" style:font-weight-asian="bold" style:font-weight-complex="bold"/>
    </style:style>
    <style:style style:name="T9" style:family="text">
      <style:text-properties fo:color="#800000" style:text-position="33% 58%" fo:font-weight="bold" style:font-weight-asian="bold" style:font-weight-complex="bold"/>
    </style:style>
    <style:style style:name="T10" style:family="text">
      <style:text-properties fo:color="#800000" style:text-position="0% 100%" fo:font-weight="bold" style:font-weight-asian="bold" style:font-weight-complex="bold"/>
    </style:style>
    <style:style style:name="T11" style:family="text">
      <style:text-properties fo:color="#800000" fo:font-style="italic" style:font-style-asian="italic"/>
    </style:style>
    <style:style style:name="T12" style:family="text">
      <style:text-properties fo:color="#800000" fo:font-style="italic" fo:font-weight="bold" style:font-style-asian="itali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/></text:p>
      <text:p text:style-name="Standard"><text:span text:style-name="T2"/></text:p>
      <text:p text:style-name="P2"><text:span text:style-name="T3">16- PODEROSO DEUS</text:span></text:p>
      <text:p text:style-name="P3"><text:span text:style-name="T4">Intro: </text:span><text:span text:style-name="T12">D Bm G A</text:span><text:span text:style-name="T4"> </text:span></text:p>
      <text:p text:style-name="P2"><text:span text:style-name="T3"/></text:p>
      <text:p text:style-name="P1"/>
      <text:p text:style-name="P4"><text:s/><text:tab/> <text:s text:c="15"/>D<text:tab/> <text:s text:c="5"/>Bm</text:p>
      <text:p text:style-name="P2"><text:span text:style-name="T1">Ao que está assentado no trono<text:line-break/></text:span><text:span text:style-name="T10"><text:tab/> <text:s text:c="3"/>G<text:tab/><text:tab/> <text:s text:c="6"/>A</text:span></text:p>
      <text:p text:style-name="P2"><text:span text:style-name="T1">E ao Corde-iro seja o louvor<text:tab/><text:tab/></text:span></text:p>
      <text:p text:style-name="P2"><text:span text:style-name="T10"><text:s text:c="13"/>D<text:tab/> <text:s text:c="10"/>Bm<text:tab/><text:tab/></text:span><text:span text:style-name="T1"><text:line-break/>Seja a honra, seja a glória, </text:span></text:p>
      <text:p text:style-name="P2"><text:span text:style-name="T10"><text:tab/> <text:s text:c="4"/>G <text:s text:c="5"/>Em</text:span></text:p>
      <text:p text:style-name="P2"><text:span text:style-name="T1">seja o domínio</text:span></text:p>
      <text:p text:style-name="P2"><text:span text:style-name="T6"><text:tab/><text:tab/> <text:s text:c="2"/></text:span><text:span text:style-name="T10">A</text:span><text:span text:style-name="T1"><text:line-break/>Pelo século dos séculos<text:line-break/></text:span><text:span text:style-name="T10"><text:tab/> <text:s text:c="3"/>D</text:span><text:span text:style-name="T1"><text:line-break/>Poderoso Deus</text:span></text:p>
      <text:p text:style-name="P2"><text:span text:style-name="T10"><text:tab/> <text:s text:c="3"/>Bm</text:span><text:span text:style-name="T1"><text:line-break/>Poderoso Deus</text:span></text:p>
      <text:p text:style-name="P2"><text:span text:style-name="T10"><text:tab/> <text:s text:c="3"/>G<text:tab/> Em</text:span><text:span text:style-name="T1"><text:line-break/>Poderoso Deus</text:span></text:p>
      <text:p text:style-name="P2"><text:span text:style-name="T10"><text:tab/><text:tab/><text:tab/>A</text:span><text:span text:style-name="T1"><text:line-break/>Minh’alma anseia por Ti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uro Vieira</meta:initial-creator>
    <meta:creation-date>2016-02-13T18:47:31</meta:creation-date>
    <dc:date>2016-02-13T23:05:47</dc:date>
    <dc:creator>Mauro Vieira</dc:creator>
    <meta:editing-duration>PT4H1M25S</meta:editing-duration>
    <meta:editing-cycles>2</meta:editing-cycles>
    <meta:generator>OpenOffice/4.1.2$Unix OpenOffice.org_project/412m3$Build-9782</meta:generator>
    <meta:document-statistic meta:table-count="0" meta:image-count="0" meta:object-count="0" meta:page-count="1" meta:paragraph-count="13" meta:word-count="57" meta:character-count="353"/>
  </office:meta>
</office:document-meta>
</file>